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e.removePlaybackSession( String tes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te.removePlaybackSession( Playback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addPlaybackSession( Playback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e.is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e.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.isTes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e.createPlaybackSession( String sessionName , File playbackFile , File recordFile , File diff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getRecording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playbackStop( String test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te.recordSto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tate.stopAll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tate.getPlayback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.createRecordSession( String sessionName , File recordFile , boolean overwrite , String testUser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recordStart( RecordSession ses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tate.removeRecording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.playbackSessionExists( String tes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.playbackStart( PlaybackSession s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ate.setTestMode( boolean test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playbackSessionExists( Playback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getPlaybackSession( String tes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setTes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getInternalPlayback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setRecordingSession( RecordSession record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